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3000002C3A46803D7CCEBEA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37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loext:opacity="100%" style:font-name="Arial Black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T1" style:family="text">
      <style:text-properties fo:color="#000000" loext:opacity="100%" style:font-name="Arial Black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a">
        <draw:frame draw:style-name="gr1" draw:text-style-name="P1" draw:layer="layout" svg:width="49.69cm" svg:height="49.69cm" svg:x="1.662cm" svg:y="3.052cm">
          <draw:image xlink:href="Pictures/10000001000002C3000002C3A46803D7CCEBEABB.png" xlink:type="simple" xlink:show="embed" xlink:actuate="onLoad" draw:mime-type="image/png">
            <text:p/>
          </draw:image>
        </draw:frame>
        <draw:frame draw:style-name="gr2" draw:text-style-name="P3" draw:layer="layout" svg:width="34.9cm" svg:height="4.628cm" svg:x="8.826cm" svg:y="1.27cm">
          <draw:text-box>
            <text:p text:style-name="P2"><text:span text:style-name="T1">DRJ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2.152cm" fo:margin-bottom="2.152cm" fo:margin-left="2.152cm" fo:margin-right="2.152cm" fo:page-width="52.943cm" fo:page-height="52.9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a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11T23:15:33.570000000</dc:date>
    <meta:editing-duration>PT22M3S</meta:editing-duration>
    <meta:editing-cycles>11</meta:editing-cycles>
    <meta:generator>LibreOffice/7.3.1.3$Windows_X86_64 LibreOffice_project/a69ca51ded25f3eefd52d7bf9a5fad8c90b87951</meta:generator>
    <meta:document-statistic meta:object-count="2"/>
  </office:meta>
</office:document-meta>
</file>